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5f1d" officeooo:paragraph-rsid="00045f1d"/>
    </style:style>
    <style:style style:name="P2" style:family="paragraph" style:parent-style-name="Standard">
      <style:text-properties officeooo:rsid="0004885d" officeooo:paragraph-rsid="0004885d"/>
    </style:style>
    <style:style style:name="P3" style:family="paragraph" style:parent-style-name="Standard">
      <style:text-properties officeooo:rsid="0004885d" officeooo:paragraph-rsid="000597a5"/>
    </style:style>
    <style:style style:name="P4" style:family="paragraph" style:parent-style-name="Standard">
      <style:text-properties officeooo:rsid="00056d2d" officeooo:paragraph-rsid="00056d2d"/>
    </style:style>
    <style:style style:name="P5" style:family="paragraph" style:parent-style-name="Standard">
      <style:text-properties officeooo:rsid="00056d87" officeooo:paragraph-rsid="00056d87"/>
    </style:style>
    <style:style style:name="P6" style:family="paragraph" style:parent-style-name="Standard">
      <style:text-properties officeooo:rsid="000597a5" officeooo:paragraph-rsid="000597a5"/>
    </style:style>
    <style:style style:name="P7" style:family="paragraph" style:parent-style-name="Standard">
      <style:text-properties officeooo:rsid="00092114" officeooo:paragraph-rsid="00092114"/>
    </style:style>
    <style:style style:name="P8" style:family="paragraph" style:parent-style-name="Standard">
      <style:text-properties officeooo:rsid="00097ac7" officeooo:paragraph-rsid="00097ac7"/>
    </style:style>
    <style:style style:name="P9" style:family="paragraph" style:parent-style-name="Standard">
      <style:text-properties officeooo:rsid="000b35f7" officeooo:paragraph-rsid="000b35f7"/>
    </style:style>
    <style:style style:name="P10" style:family="paragraph" style:parent-style-name="Standard">
      <style:text-properties officeooo:rsid="000db6a2" officeooo:paragraph-rsid="000db6a2"/>
    </style:style>
    <style:style style:name="P11" style:family="paragraph" style:parent-style-name="Standard">
      <style:text-properties officeooo:rsid="000e9d71" officeooo:paragraph-rsid="000e9d71"/>
    </style:style>
    <style:style style:name="T1" style:family="text">
      <style:text-properties officeooo:rsid="0004885d"/>
    </style:style>
    <style:style style:name="T2" style:family="text">
      <style:text-properties officeooo:rsid="00056d2d"/>
    </style:style>
    <style:style style:name="T3" style:family="text">
      <style:text-properties officeooo:rsid="00064818"/>
    </style:style>
    <style:style style:name="T4" style:family="text">
      <style:text-properties officeooo:rsid="000c5010"/>
    </style:style>
    <style:style style:name="T5" style:family="text">
      <style:text-properties officeooo:rsid="000db6a2"/>
    </style:style>
    <style:style style:name="T6" style:family="text">
      <style:text-properties officeooo:rsid="00104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monthly plans<text:span text:style-name="T1">:</text:span></text:p>
      <text:p text:style-name="P1">-end of September, I should have my preliminary work done, and be actually, fingers to keyboard, coding/building the thing</text:p>
      <text:p text:style-name="P1">-end of October means I should be halfway done with building it</text:p>
      <text:p text:style-name="P1">-end of November, I should have the project completed, with the last few days/weeks available to work out my presentation</text:p>
      <text:p text:style-name="P1">-December is my presentation, so I'm done completely here lol</text:p>
      <text:p text:style-name="P1"/>
      <text:p text:style-name="P2">Data sets:</text:p>
      <text:p text:style-name="P2">Twitter Emotion Dataset (TEC):</text:p>
      <text:p text:style-name="P2">-contains emotion based data built off tweets</text:p>
      <text:p text:style-name="P2">-seems like the most expansive/open ended approach, should give me the most to work with</text:p>
      <text:p text:style-name="P2">-not just positive/negative, like most other data sets seem to be</text:p>
      <text:p text:style-name="P2">-would allow a pivot in focus, away from cia docs, and into more modern issues? Could build a poli-sci type thing out of it, judge how opinions on, say, Russia have changed over time</text:p>
      <text:p text:style-name="P2"><text:tab/>-concept of national enemy to explore</text:p>
      <text:p text:style-name="P5"><text:tab/>-basically, conceptually adjacent to my original plans</text:p>
      <text:p text:style-name="P6">-also, I managed to find a large, pre built data set on github, about 2<text:span text:style-name="T3">0,</text:span>000 tweets worth of data</text:p>
      <text:p text:style-name="P6">https://github.com/dair-ai/emotion_dataset</text:p>
      <text:p text:style-name="P3"/>
      <text:p text:style-name="P2">Newsdata.IO:</text:p>
      <text:p text:style-name="P2">-can pay $50 for a personalized data set, built to order</text:p>
      <text:p text:style-name="P2">-as far as I can tell, it doesn't come with <text:span text:style-name="T2">positive/negative/anything flags pre-prepared, so would need to go through the given data set and adjust</text:span></text:p>
      <text:p text:style-name="P4">-could be useful if I want something more specific</text:p>
      <text:p text:style-name="P4"/>
      <text:p text:style-name="P7">-will need to serve up subsets</text:p>
      <text:p text:style-name="P7">-train on small batches</text:p>
      <text:p text:style-name="P8">-check out the data more, go into it, take a look, see how i can convert it over, figure out howo to intract and actually analyze it</text:p>
      <text:p text:style-name="P9">-start up with logiistic regression, as id written before</text:p>
      <text:p text:style-name="P9">-check accor<text:span text:style-name="T4">d</text:span>, library in csharp, used to be defacto standard machine larning library</text:p>
      <text:p text:style-name="P9"><text:tab/>-would have NLP stuff, logistic regression stuff, can use it to test against mine, get idea of <text:span text:style-name="T5"><text:tab/></text:span>where to go</text:p>
      <text:p text:style-name="P10"><text:span text:style-name="T6"><text:tab/></text:span>-would have documentation on how it works too</text:p>
      <text:p text:style-name="P11"><text:span text:style-name="T6"><text:tab/></text:span>-psychit learn documents, python though, lots of docs on how it works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21:40.061463449</meta:creation-date>
    <meta:generator>LibreOffice/7.5.6.2$Linux_X86_64 LibreOffice_project/50$Build-2</meta:generator>
    <dc:date>2023-09-19T11:42:32.374486475</dc:date>
    <meta:editing-duration>PT1H20M46S</meta:editing-duration>
    <meta:editing-cycles>14</meta:editing-cycles>
    <meta:document-statistic meta:table-count="0" meta:image-count="0" meta:object-count="0" meta:page-count="1" meta:paragraph-count="27" meta:word-count="315" meta:character-count="1854" meta:non-whitespace-character-count="1560"/>
  </office:meta>
</office:document-meta>
</file>